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6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46cm"/>
    </style:style>
    <style:style style:name="gr9" style:family="graphic" style:parent-style-name="standard">
      <style:graphic-properties svg:stroke-color="#666666" draw:fill="solid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svg:stroke-color="#666666" draw:fill-color="#ffffcc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808080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RAW-mittel">
        <draw:custom-shape draw:style-name="gr1" draw:text-style-name="P1" xml:id="id7" draw:id="id7" draw:layer="layout" svg:width="1.455cm" svg:height="0.727cm" svg:x="0.172cm" svg:y="0.191cm">
          <text:p text:style-name="P1">n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182cm" svg:height="0.727cm" svg:x="2.264cm" svg:y="4.4cm">
          <text:p text:style-name="P2"><text:span text:style-name="T1">Konstruktorfunk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182cm" svg:height="0.545cm" svg:x="1.627cm" svg:y="3.191cm">
          <text:p text:style-name="P1">th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182cm" svg:height="0.636cm" svg:x="1.9cm" svg:y="1.191cm">
          <text:p text:style-name="P1">create { 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2" draw:id="id2" draw:layer="layout" svg:width="0.545cm" svg:height="0.488cm" svg:x="4.991cm" svg:y="2.191cm">
          <draw:text-box>
            <text:p text:style-name="P3"><text:span text:style-name="T2">{ }</text:span></text:p>
          </draw:text-box>
        </draw:frame>
        <draw:connector draw:style-name="Verbinder_20_mit_20_Pfeil" draw:layer="layout" svg:x1="2.991cm" svg:y1="1.827cm" svg:x2="4.991cm" svg:y2="2.435cm" draw:start-shape="id1" draw:start-glue-point="2" draw:end-shape="id2" draw:end-glue-point="3" svg:d="M2991 1827v608h2000">
          <text:p/>
        </draw:connector>
        <draw:connector draw:style-name="Verbinder_20_mit_20_Pfeil" draw:layer="layout" draw:type="line" svg:x1="2.636cm" svg:y1="3.657cm" svg:x2="3.855cm" svg:y2="4.4cm" draw:start-shape="id3" draw:start-glue-point="9" draw:end-shape="id4" draw:end-glue-point="0" svg:d="M2636 3657l1219 743">
          <text:p/>
        </draw:connector>
        <draw:custom-shape draw:style-name="gr2" draw:text-style-name="P1" xml:id="id5" draw:id="id5" draw:layer="layout" svg:width="1.818cm" svg:height="0.545cm" svg:x="3.355cm" svg:y="3.191cm">
          <text:p text:style-name="P1">Paramet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818cm" svg:height="0.545cm" svg:x="6.082cm" svg:y="3.191cm">
          <text:p text:style-name="P1">Parameter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Verbinder_20_mit_20_Pfeil" draw:layer="layout" draw:type="line" svg:x1="4.264cm" svg:y1="3.736cm" svg:x2="3.855cm" svg:y2="4.4cm" draw:start-shape="id5" draw:start-glue-point="8" draw:end-shape="id4" draw:end-glue-point="0" svg:d="M4264 3736l-409 664">
          <text:p/>
        </draw:connector>
        <draw:connector draw:style-name="Verbinder_20_mit_20_Pfeil" draw:layer="layout" draw:type="line" svg:x1="6.348cm" svg:y1="3.657cm" svg:x2="3.855cm" svg:y2="4.4cm" draw:start-shape="id6" draw:start-glue-point="7" draw:end-shape="id4" draw:end-glue-point="0" svg:d="M6348 3657l-2493 743">
          <text:p/>
        </draw:connector>
        <draw:frame draw:style-name="gr3" draw:text-style-name="P3" draw:layer="layout" svg:width="0.454cm" svg:height="0.488cm" svg:x="5.445cm" svg:y="3.1cm">
          <draw:text-box>
            <text:p text:style-name="P3"><text:span text:style-name="T2">...</text:span></text:p>
          </draw:text-box>
        </draw:frame>
        <draw:connector draw:style-name="gr4" draw:layer="layout" svg:x1="0.899cm" svg:y1="0.918cm" svg:x2="1.9cm" svg:y2="1.509cm" draw:start-shape="id7" draw:start-glue-point="2" draw:end-shape="id1" svg:d="M899 918v591h1001">
          <text:p/>
        </draw:connector>
        <draw:connector draw:style-name="gr4" draw:layer="layout" svg:x1="0.899cm" svg:y1="0.918cm" svg:x2="2.264cm" svg:y2="4.763cm" draw:start-shape="id7" draw:start-glue-point="2" draw:end-shape="id4" draw:end-glue-point="3" svg:d="M899 918v3845h1365">
          <text:p/>
        </draw:connector>
        <draw:custom-shape draw:style-name="gr5" draw:text-style-name="P1" xml:id="id8" draw:id="id8" draw:layer="layout" svg:width="0.364cm" svg:height="0.364cm" svg:x="9.081cm" svg:y="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1.627cm" svg:y1="0.554cm" svg:x2="9.081cm" svg:y2="0.491cm" draw:start-shape="id7" draw:start-glue-point="1" draw:end-shape="id8" draw:end-glue-point="6" svg:d="M1627 554l7454-63">
          <text:p/>
        </draw:connector>
        <draw:custom-shape draw:style-name="gr7" draw:text-style-name="P1" xml:id="id9" draw:id="id9" draw:layer="layout" svg:width="0.364cm" svg:height="0.364cm" svg:x="9.71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4.082cm" svg:y1="1.509cm" svg:x2="9.717cm" svg:y2="1.49cm" draw:start-shape="id1" draw:end-shape="id9" draw:end-glue-point="6" svg:d="M4082 1509l5635-19">
          <text:p/>
        </draw:connector>
        <draw:custom-shape draw:style-name="gr7" draw:text-style-name="P1" xml:id="id11" draw:id="id11" draw:layer="layout" svg:width="0.364cm" svg:height="0.364cm" svg:x="10.626cm" svg:y="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3" draw:id="id13" draw:layer="layout" svg:width="0.364cm" svg:height="0.364cm" svg:x="12.081cm" svg:y="4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0.364cm" svg:height="0.364cm" svg:x="13.172cm" svg:y="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xml:id="id10" draw:id="id10" draw:layer="layout" svg:width="6.637cm" svg:height="0.546cm" svg:x="5.172cm" svg:y="6.036cm">
          <draw:text-box>
            <text:p text:style-name="P3"><text:span text:style-name="T2">{Prop1: val1, …, Prop m: val_m}</text:span></text:p>
          </draw:text-box>
        </draw:frame>
        <draw:connector draw:style-name="Verbinder_20_mit_20_Pfeil" draw:layer="layout" svg:x1="3.855cm" svg:y1="5.127cm" svg:x2="5.172cm" svg:y2="6.309cm" draw:start-shape="id4" draw:start-glue-point="2" draw:end-shape="id10" draw:end-glue-point="3" svg:d="M3855 5127v1182h1317">
          <text:p/>
        </draw:connector>
        <draw:custom-shape draw:style-name="gr9" draw:text-style-name="P1" draw:layer="layout" svg:width="6cm" svg:height="0.636cm" svg:x="5.354cm" svg:y="5.218cm">
          <text:p text:style-name="P1">neues Objekt mit initialisierten Eigenschaften</text:p>
          <draw:enhanced-geometry svg:viewBox="0 0 21600 21600" draw:text-areas="800 800 20800 20800" draw:type="round-rectangular-callout" draw:modifiers="1396.56723879353 29805.9654631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2.455cm" svg:height="0.455cm" svg:x="6.081cm" svg:y="1.945cm">
          <text:p text:style-name="P1">leeres Objekt</text:p>
          <draw:enhanced-geometry svg:viewBox="0 0 21600 21600" draw:text-areas="800 800 20800 20800" draw:type="round-rectangular-callout" draw:modifiers="-5153.74592833876 25673.68421052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layer="layout" draw:type="line" svg:x1="9.546cm" svg:y1="0.474cm" svg:x2="10.626cm" svg:y2="0.491cm" draw:end-shape="id11" draw:end-glue-point="6" svg:d="M9546 474l1080 17">
          <text:p/>
        </draw:connector>
        <draw:connector draw:style-name="gr6" draw:layer="layout" draw:type="line" svg:x1="10.99cm" svg:y1="0.491cm" svg:x2="13.172cm" svg:y2="0.49cm" draw:start-shape="id11" draw:start-glue-point="10" draw:end-shape="id12" draw:end-glue-point="6" svg:d="M10990 491l2182-1">
          <text:p/>
        </draw:connector>
        <draw:connector draw:style-name="gr6" draw:layer="layout" draw:type="line" svg:x1="5.446cm" svg:y1="4.763cm" svg:x2="12.081cm" svg:y2="4.763cm" draw:start-shape="id4" draw:start-glue-point="1" draw:end-shape="id13" draw:end-glue-point="6" svg:d="M5446 4763h6635">
          <text:p/>
        </draw:connector>
        <draw:connector draw:style-name="Verbinder_20_mit_20_Pfeil" draw:layer="layout" draw:type="line" svg:x1="9.392cm" svg:y1="0.62cm" svg:x2="9.77cm" svg:y2="1.361cm" draw:start-shape="id8" draw:start-glue-point="9" draw:end-shape="id9" draw:end-glue-point="5" svg:d="M9392 620l378 741">
          <text:p/>
        </draw:connector>
        <draw:connector draw:style-name="Verbinder_20_mit_20_Pfeil" draw:layer="layout" draw:type="line" svg:x1="10.028cm" svg:y1="1.361cm" svg:x2="10.679cm" svg:y2="0.62cm" draw:start-shape="id9" draw:start-glue-point="11" draw:end-shape="id11" draw:end-glue-point="7" svg:d="M10028 1361l651-741">
          <text:p/>
        </draw:connector>
        <draw:connector draw:style-name="Verbinder_20_mit_20_Pfeil" draw:layer="layout" draw:type="line" svg:x1="10.937cm" svg:y1="0.62cm" svg:x2="12.134cm" svg:y2="4.634cm" draw:start-shape="id11" draw:start-glue-point="9" draw:end-shape="id13" draw:end-glue-point="5" svg:d="M10937 620l1197 4014">
          <text:p/>
        </draw:connector>
        <draw:connector draw:style-name="Verbinder_20_mit_20_Pfeil" draw:layer="layout" draw:type="line" svg:x1="12.392cm" svg:y1="4.634cm" svg:x2="13.354cm" svg:y2="0.672cm" draw:start-shape="id13" draw:start-glue-point="11" draw:end-shape="id12" draw:end-glue-point="8" svg:d="M12392 4634l962-3962">
          <text:p/>
        </draw:connector>
        <draw:custom-shape draw:style-name="gr11" draw:text-style-name="P1" xml:id="id14" draw:id="id14" draw:layer="layout" svg:width="0.364cm" svg:height="0.364cm" svg:x="14.172cm" svg:y="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Verbinder_20_mit_20_Pfeil" draw:layer="layout" draw:type="line" svg:x1="13.536cm" svg:y1="0.49cm" svg:x2="14.172cm" svg:y2="0.49cm" draw:start-shape="id12" draw:start-glue-point="10" draw:end-shape="id14" draw:end-glue-point="3" svg:d="M13536 490h636">
          <text:p/>
        </draw:connector>
        <draw:custom-shape draw:style-name="gr12" draw:text-style-name="P1" draw:layer="layout" svg:width="4.182cm" svg:height="0.636cm" svg:x="13.09cm" svg:y="5.181cm">
          <text:p text:style-name="P1">Konstruktorfunktion.call({}, ….)</text:p>
          <draw:enhanced-geometry svg:viewBox="0 0 21600 21600" draw:text-areas="800 800 20800 20800" draw:type="round-rectangular-callout" draw:modifiers="-2628.35285680134 -11664.6781789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Linienende_20_10" draw:display-name="Linienende 10" svg:viewBox="0 0 20 30" svg:d="M10 0l-10 30h20z"/>
    <draw:marker draw:name="Linienende_20_3" draw:display-name="Linienende 3" svg:viewBox="0 0 20 30" svg:d="M10 0l-10 30h20z"/>
    <draw:marker draw:name="Linienende_20_4" draw:display-name="Linienende 4" svg:viewBox="0 0 20 30" svg:d="M10 0l-10 30h20z"/>
    <draw:marker draw:name="Linienende_20_5" draw:display-name="Linienende 5" svg:viewBox="0 0 20 30" svg:d="M10 0l-10 30h20z"/>
    <draw:marker draw:name="Linienende_20_6" draw:display-name="Linienende 6" svg:viewBox="0 0 20 30" svg:d="M10 0l-10 30h20z"/>
    <draw:marker draw:name="Linienende_20_7" draw:display-name="Linienende 7" svg:viewBox="0 0 20 30" svg:d="M10 0l-10 30h20z"/>
    <draw:marker draw:name="Linienende_20_8" draw:display-name="Linienende 8" svg:viewBox="0 0 20 30" svg:d="M10 0l-10 30h20z"/>
    <draw:marker draw:name="Linienende_20_9" draw:display-name="Linienende 9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-mitte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5-05-25T11:30:52.10</meta:creation-date>
    <dc:language>de-DE</dc:language>
    <meta:editing-cycles>3</meta:editing-cycles>
    <meta:editing-duration>PT24M18S</meta:editing-duration>
    <dc:title>DRAW-mittel</dc:title>
    <meta:initial-creator>Martin Korneffel</meta:initial-creator>
    <dc:date>2015-05-25T11:55:09.03</dc:date>
    <dc:creator>Martin Korneffel</dc:creator>
    <meta:document-statistic meta:object-count="35"/>
    <meta:user-defined meta:name="Info 1"/>
    <meta:user-defined meta:name="Info 2"/>
    <meta:user-defined meta:name="Info 3"/>
    <meta:user-defined meta:name="Info 4"/>
    <meta:template xlink:type="simple" xlink:actuate="onRequest" xlink:title="DRAW-mittel" xlink:href="file:///C:/Users/Martin/AppData/Roaming/OpenOffice/4/user/template/DRAW-mittel.otg" meta:date="2015-05-25T11:30:51.97"/>
  </office:meta>
</office:document-meta>
</file>